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UntilGenerator.compile( OActivity output , Activity src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eatUntilGenerator.newInstance(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